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408cm" style:rel-column-width="28558*"/>
    </style:style>
    <style:style style:name="Tabelle2.B" style:family="table-column">
      <style:table-column-properties style:column-width="9.592cm" style:rel-column-width="3697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7.408cm" style:rel-column-width="28558*"/>
    </style:style>
    <style:style style:name="Tabelle6.B" style:family="table-column">
      <style:table-column-properties style:column-width="9.592cm" style:rel-column-width="36977*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e6bb09" officeooo:paragraph-rsid="01e6bb0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cad601" officeooo:paragraph-rsid="01eb0643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1d566bd" officeooo:paragraph-rsid="01d566bd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6d9e56" officeooo:paragraph-rsid="01eb0643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4a56c9" officeooo:paragraph-rsid="01eb0643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4613de" officeooo:paragraph-rsid="01cc7067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1e6bb09" officeooo:paragraph-rsid="01e6bb09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1e6bb09" officeooo:paragraph-rsid="01eb0643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officeooo:rsid="004613de" officeooo:paragraph-rsid="01eb0643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2pt" officeooo:rsid="004613de" officeooo:paragraph-rsid="01cc7067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2pt" officeooo:rsid="004613de" officeooo:paragraph-rsid="01d566b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2pt" officeooo:rsid="004a56c9" officeooo:paragraph-rsid="01eb0643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2pt" officeooo:rsid="01d566bd" officeooo:paragraph-rsid="01d566bd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ff" style:font-name="Liberation Serif" fo:font-size="12pt" officeooo:rsid="01e6bb09" officeooo:paragraph-rsid="01e6bb09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ff" style:font-name="Courier New" fo:font-size="12pt" officeooo:rsid="01e6bb09" officeooo:paragraph-rsid="01eb0643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paragraph-rsid="01eb0643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paragraph-rsid="01d566bd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1d64cba" officeooo:paragraph-rsid="01d64cba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c0dbf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faf9c" officeooo:paragraph-rsid="01cfaf9c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ad601" officeooo:paragraph-rsid="01cad60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b9a0f" officeooo:paragraph-rsid="01db9a0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e3ca65" officeooo:paragraph-rsid="01dc801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4613de" officeooo:paragraph-rsid="01eb0643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613de" officeooo:paragraph-rsid="01cc706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613de" officeooo:paragraph-rsid="01d566b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613de" officeooo:paragraph-rsid="01e6bb09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613de" officeooo:paragraph-rsid="01eb0643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4613de" officeooo:paragraph-rsid="01d566bd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4613de" officeooo:paragraph-rsid="01e6bb09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4613de" officeooo:paragraph-rsid="01eb0643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37dda6" officeooo:paragraph-rsid="01d566bd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37dda6" officeooo:paragraph-rsid="01eb0643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ef07ac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cebbbb" officeooo:paragraph-rsid="01e6bb09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ourier New" fo:font-size="12pt" officeooo:rsid="006d9e56" officeooo:paragraph-rsid="01eb0643" style:font-size-asian="12pt" style:font-size-complex="12pt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1cad601" officeooo:paragraph-rsid="01eb0643" style:font-size-asian="12pt" style:font-size-complex="12pt"/>
    </style:style>
    <style:style style:name="P40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04613de" officeooo:paragraph-rsid="01e6bb09" style:font-size-asian="12pt" style:font-size-complex="12pt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04613de" officeooo:paragraph-rsid="01cc7067" style:font-size-asian="12pt" style:font-size-complex="12pt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1ec07f0" officeooo:paragraph-rsid="01ec07f0" style:font-size-asian="12pt" style:font-size-complex="12pt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2pt" officeooo:paragraph-rsid="01e6bb09" style:font-size-asian="12pt" style:font-size-complex="12pt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2pt" officeooo:paragraph-rsid="01eb0643" style:font-size-asian="12pt" style:font-size-complex="12pt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ff" style:font-name="Courier New" fo:font-size="12pt" officeooo:rsid="01e73076" officeooo:paragraph-rsid="01eb0643" style:font-size-asian="12pt" style:font-size-complex="12pt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ff" style:font-name="Liberation Serif" fo:font-size="12pt" officeooo:rsid="01e73076" officeooo:paragraph-rsid="01e73076" style:font-size-asian="12pt" style:font-size-complex="12pt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046c210" officeooo:paragraph-rsid="01cc7067" style:font-size-asian="12pt" style:font-size-complex="12pt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1cc7067" officeooo:paragraph-rsid="01eb0643" style:font-size-asian="12pt" style:font-size-complex="12pt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1cd9458" officeooo:paragraph-rsid="01ed66d2" style:font-size-asian="12pt" style:font-size-complex="12pt"/>
    </style:style>
    <style:style style:name="P50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d566bd" officeooo:paragraph-rsid="01ed66d2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cebbbb" officeooo:paragraph-rsid="01e6bb09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dc8011" officeooo:paragraph-rsid="01e7b1ff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dc8011" officeooo:paragraph-rsid="01dff7df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db9a0f" officeooo:paragraph-rsid="01db9a0f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e3ca65" officeooo:paragraph-rsid="01dc8011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eb7d4f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f0f9a5" style:font-size-asian="10pt" style:font-style-asian="normal" style:font-weight-asian="normal" style:font-size-complex="10pt" style:font-style-complex="normal" style:font-weight-complex="normal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64cba" style:font-weight-asian="bold" style:font-weight-complex="bold"/>
    </style:style>
    <style:style style:name="T4" style:family="text">
      <style:text-properties fo:font-weight="bold" officeooo:rsid="01dc8011" style:font-weight-asian="bold" style:font-weight-complex="bold"/>
    </style:style>
    <style:style style:name="T5" style:family="text">
      <style:text-properties fo:font-weight="bold" officeooo:rsid="01db15bb" style:font-weight-asian="bold" style:font-weight-complex="bold"/>
    </style:style>
    <style:style style:name="T6" style:family="text">
      <style:text-properties officeooo:rsid="01cad601"/>
    </style:style>
    <style:style style:name="T7" style:family="text">
      <style:text-properties officeooo:rsid="0046c210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1cad601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weight="bold" officeooo:rsid="01cad601" style:font-weight-asian="bold" style:font-weight-complex="bold"/>
    </style:style>
    <style:style style:name="T12" style:family="text">
      <style:text-properties style:font-name="Liberation Serif" officeooo:rsid="01d566bd"/>
    </style:style>
    <style:style style:name="T13" style:family="text">
      <style:text-properties style:font-name="Liberation Serif" officeooo:rsid="004613de"/>
    </style:style>
    <style:style style:name="T14" style:family="text">
      <style:text-properties style:font-name="Liberation Serif" officeooo:rsid="01cc7067"/>
    </style:style>
    <style:style style:name="T15" style:family="text">
      <style:text-properties style:font-name="Liberation Serif" officeooo:rsid="01da3125"/>
    </style:style>
    <style:style style:name="T16" style:family="text">
      <style:text-properties style:font-name="Liberation Serif" officeooo:rsid="0069a5e5"/>
    </style:style>
    <style:style style:name="T17" style:family="text">
      <style:text-properties style:font-name="Liberation Serif" officeooo:rsid="01d64cba"/>
    </style:style>
    <style:style style:name="T18" style:family="text">
      <style:text-properties style:font-name="Liberation Serif" officeooo:rsid="01e73076"/>
    </style:style>
    <style:style style:name="T19" style:family="text">
      <style:text-properties officeooo:rsid="01d566bd"/>
    </style:style>
    <style:style style:name="T20" style:family="text">
      <style:text-properties officeooo:rsid="01d64cba"/>
    </style:style>
    <style:style style:name="T21" style:family="text">
      <style:text-properties officeooo:rsid="01e6bb09"/>
    </style:style>
    <style:style style:name="T22" style:family="text">
      <style:text-properties officeooo:rsid="004613de"/>
    </style:style>
    <style:style style:name="T23" style:family="text">
      <style:text-properties style:font-name="Courier New" officeooo:rsid="004613de"/>
    </style:style>
    <style:style style:name="T24" style:family="text">
      <style:text-properties style:font-name="Courier New" fo:font-weight="bold" officeooo:rsid="004613de" style:font-weight-asian="bold" style:font-weight-complex="bold"/>
    </style:style>
    <style:style style:name="T25" style:family="text">
      <style:text-properties officeooo:rsid="01cc7067"/>
    </style:style>
    <style:style style:name="T26" style:family="text">
      <style:text-properties officeooo:rsid="01e7b1ff"/>
    </style:style>
    <style:style style:name="T27" style:family="text">
      <style:text-properties officeooo:rsid="01e89daf"/>
    </style:style>
    <style:style style:name="T28" style:family="text">
      <style:text-properties officeooo:rsid="01da3125"/>
    </style:style>
    <style:style style:name="T29" style:family="text">
      <style:text-properties officeooo:rsid="01eb0643"/>
    </style:style>
    <style:style style:name="T30" style:family="text">
      <style:text-properties officeooo:rsid="01db15bb"/>
    </style:style>
    <style:style style:name="T31" style:family="text">
      <style:text-properties officeooo:rsid="01cdb0b8"/>
    </style:style>
    <style:style style:name="T32" style:family="text">
      <style:text-properties officeooo:rsid="01ed66d2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color="#0000ff" fo:font-size="11pt" fo:font-weight="normal" officeooo:rsid="01e73076" style:font-size-asian="11pt" style:font-weight-asian="normal" style:font-size-complex="11pt" style:font-weight-complex="normal"/>
    </style:style>
    <style:style style:name="T35" style:family="text">
      <style:text-properties fo:color="#0000ff" fo:font-size="11pt" fo:font-weight="normal" officeooo:rsid="01eecfc9" style:font-size-asian="11pt" style:font-weight-asian="normal" style:font-size-complex="11pt" style:font-weight-complex="normal"/>
    </style:style>
    <style:style style:name="T36" style:family="text">
      <style:text-properties officeooo:rsid="00840c47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Dokumentation der benötigten Klassen <text:span text:style-name="T33"><text:s text:c="3"/></text:span><text:span text:style-name="T34">(Neu hinzugekommen</text:span><text:span text:style-name="T35">es</text:span><text:span text:style-name="T34"> in blauer Schrift</text:span><text:span text:style-name="T35">)</text:span></text:p>
      <text:p text:style-name="P2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2"><text:span text:style-name="T2">import</text:span> pm.gamewindow.*;</text:p>
          </table:table-cell>
          <table:table-cell table:style-name="Tabelle2.B1" office:value-type="string">
            <text:p text:style-name="P8"><text:span text:style-name="T6">Importiert das </text:span>GameWindow-Package</text:p>
          </table:table-cell>
        </table:table-row>
        <table:table-row>
          <table:table-cell table:style-name="Tabelle2.A2" office:value-type="string">
            <text:p text:style-name="P15"><text:span text:style-name="T2">import</text:span> java.awt.*;</text:p>
          </table:table-cell>
          <table:table-cell table:style-name="Tabelle2.B2" office:value-type="string">
            <text:p text:style-name="P5">Importiert das AWT-Package (für die Klasse Color)</text:p>
          </table:table-cell>
        </table:table-row>
      </table:table>
      <text:p text:style-name="P27"/>
      <text:p text:style-name="P27"/>
      <text:p text:style-name="P30">Klasse Game<text:span text:style-name="T7">Window</text:span></text:p>
      <text:p text:style-name="P33"/>
      <table:table table:name="Tabelle6" table:style-name="Tabelle6">
        <table:table-column table:style-name="Tabelle6.A"/>
        <table:table-column table:style-name="Tabelle6.B"/>
        <table:table-row>
          <table:table-cell table:style-name="Tabelle6.A1" table:number-columns-spanned="2" office:value-type="string">
            <text:p text:style-name="P11"><text:span text:style-name="T11">Konstruktor</text:span><text:span text:style-name="T9"> (Beispiel): <text:s text:c="2"/><text:line-break/></text:span>window = new GameWindow(<text:span text:style-name="T28">50, 50, </text:span>800, 600, "<text:span text:style-name="T28">Beispiel</text:span>");</text:p>
            <text:p text:style-name="P18"><text:span text:style-name="T13">Erzeugt ein GameWindow </text:span><text:span text:style-name="T9">an </text:span><text:span text:style-name="T15">der Bildschirm-</text:span><text:span text:style-name="T9">Position x=</text:span><text:span text:style-name="T15">5</text:span><text:span text:style-name="T16">0 </text:span><text:span text:style-name="T9">y=</text:span><text:span text:style-name="T15">5</text:span><text:span text:style-name="T16">0 </text:span><text:span text:style-name="T9">mit Breite 800 und Höhe 600.</text:span></text:p>
          </table:table-cell>
          <table:covered-table-cell/>
        </table:table-row>
        <table:table-row>
          <table:table-cell table:style-name="Tabelle6.A2" office:value-type="string">
            <text:p text:style-name="P14">void <text:span text:style-name="T2">clear</text:span>()</text:p>
          </table:table-cell>
          <table:table-cell table:style-name="Tabelle6.B2" office:value-type="string">
            <text:p text:style-name="P4">Übermalt das Fenster in weiß.</text:p>
          </table:table-cell>
        </table:table-row>
        <table:table-row>
          <table:table-cell table:style-name="Tabelle6.B2" table:number-columns-spanned="2" office:value-type="string">
            <text:p text:style-name="P38"><text:span text:style-name="T20">void </text:span><text:span text:style-name="T3">d</text:span><text:span text:style-name="T2">rawLine</text:span>(int px1, int py1, int px2, int py2, Color p<text:span text:style-name="T20">c</text:span>)</text:p>
            <text:p text:style-name="P6">Zeichnet eine Linie von px1 / py1 nach px2 / py2 in der Farbe <text:span text:style-name="T20">pc</text:span>.</text:p>
          </table:table-cell>
          <table:covered-table-cell/>
        </table:table-row>
        <table:table-row>
          <table:table-cell table:style-name="Tabelle6.A2" office:value-type="string">
            <text:p text:style-name="P14">void <text:span text:style-name="T2">paintFrame</text:span>()</text:p>
          </table:table-cell>
          <table:table-cell table:style-name="Tabelle6.B2" office:value-type="string">
            <text:p text:style-name="P7"><text:span text:style-name="T28">Überträgt</text:span> <text:span text:style-name="T6">das bisher gezeichnete an den Bildschirm.</text:span></text:p>
          </table:table-cell>
        </table:table-row>
        <table:table-row>
          <table:table-cell table:style-name="Tabelle6.A2" office:value-type="string">
            <text:p text:style-name="P17">int <text:span text:style-name="T2">getWidth</text:span>()</text:p>
            <text:p text:style-name="P17">int <text:span text:style-name="T2">getHeight</text:span>()</text:p>
          </table:table-cell>
          <table:table-cell table:style-name="Tabelle6.B2" office:value-type="string">
            <text:p text:style-name="P16">Geben die Breite <text:span text:style-name="T29">bzw.</text:span> Höhe des Fensters zurück</text:p>
          </table:table-cell>
        </table:table-row>
        <table:table-row>
          <table:table-cell table:style-name="Tabelle6.A2" office:value-type="string">
            <text:p text:style-name="P17">int <text:span text:style-name="T2">getMouseX</text:span>()</text:p>
            <text:p text:style-name="P17">int <text:span text:style-name="T2">getMouseY</text:span>()</text:p>
          </table:table-cell>
          <table:table-cell table:style-name="Tabelle6.B2" office:value-type="string">
            <text:p text:style-name="P16">Geben die aktuelle Position des Mauszeigers im <text:span text:style-name="T29">KOS des</text:span> <text:span text:style-name="T29">GameWindows</text:span> zurück</text:p>
          </table:table-cell>
        </table:table-row>
      </table:table>
      <text:p text:style-name="P35"/>
      <text:p text:style-name="P26"/>
      <text:p text:style-name="P28">Klasse <text:span text:style-name="T19">Color</text:span></text:p>
      <text:p text:style-name="P3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3"><text:span text:style-name="T11">Konstruktor</text:span><text:span text:style-name="T9"> (Beispiel): <text:s text:c="2"/></text:span><text:span text:style-name="T12">farbe</text:span> = new <text:span text:style-name="T19">Color</text:span>(<text:span text:style-name="T19">0.0f, 0.5f, 1.0f</text:span>);</text:p>
            <text:p text:style-name="P19"><text:span text:style-name="T13">Erzeugt ein </text:span><text:span text:style-name="T12">Color-Objekt</text:span><text:span text:style-name="T13"> </text:span><text:span text:style-name="T12">mit den Anteilen R(ot) </text:span><text:span text:style-name="T17">=</text:span><text:span text:style-name="T12"> 0, G(rün) = </text:span><text:span text:style-name="T17">50% </text:span><text:span text:style-name="T12">und B(lau) = 1</text:span><text:span text:style-name="T17">00% Intensität.</text:span></text:p>
            <text:p text:style-name="P20"><text:span text:style-name="T17">D</text:span><text:span text:style-name="T8">ie Parameter werden als float-Werte übegeben.</text:span></text:p>
          </table:table-cell>
        </table:table-row>
      </table:table>
      <text:p text:style-name="P34"/>
      <text:p text:style-name="P34"/>
      <text:p text:style-name="P29">Klasse <text:span text:style-name="T21">Sprite</text:span></text:p>
      <text:p text:style-name="P32"/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P39"><text:span text:style-name="T10">Konstruktor</text:span><text:span text:style-name="T8"> (Beispiel): <text:s text:c="2"/></text:span><text:span text:style-name="T22">sp = new Sprite("./images/ghost.png");</text:span></text:p>
            <text:p text:style-name="P48">Bei der Erzeugung des Sprites wird ein GameImage-Objekt erzeugt. </text:p>
          </table:table-cell>
          <table:covered-table-cell/>
        </table:table-row>
        <table:table-row>
          <table:table-cell table:style-name="Tabelle5.A2" office:value-type="string">
            <text:p text:style-name="P43"><text:span text:style-name="T23">void </text:span><text:span text:style-name="T24">setPosition</text:span><text:span text:style-name="T23">(</text:span></text:p>
            <text:p text:style-name="P40"><text:s text:c="3"/>double px, double py)</text:p>
          </table:table-cell>
          <table:table-cell table:style-name="Tabelle5.A1" office:value-type="string">
            <text:p text:style-name="P9">Setzt die Position des Sprites im Fensters</text:p>
            <text:p text:style-name="P9">(linke obere Ecke des Sprite-Bildes)</text:p>
          </table:table-cell>
        </table:table-row>
        <table:table-row>
          <table:table-cell table:style-name="Tabelle5.A3" office:value-type="string">
            <text:p text:style-name="P41">void <text:span text:style-name="T2">setSpeed</text:span>(double ps)</text:p>
          </table:table-cell>
          <table:table-cell table:style-name="Tabelle5.B3" office:value-type="string">
            <text:p text:style-name="P10">Setzt die <text:span text:style-name="T29">Distanz</text:span> (in Pixeln), die der Sprite sich mit einem Aufruf von bewege() bewegt.</text:p>
          </table:table-cell>
        </table:table-row>
        <table:table-row>
          <table:table-cell table:style-name="Tabelle5.A3" office:value-type="string">
            <text:p text:style-name="P41"><text:span text:style-name="T25">v</text:span>oid <text:span text:style-name="T2">setRichtung</text:span>(double pr)</text:p>
          </table:table-cell>
          <table:table-cell table:style-name="Tabelle5.B3" office:value-type="string">
            <text:p text:style-name="P44"><text:span text:style-name="T14">Setzt die Richtung in Grad, in die der Sprite sich mit bewege() bewegt <text:s/></text:span><text:span text:style-name="T18">(</text:span><text:span text:style-name="T14">0° entsp. x-Achse</text:span><text:span text:style-name="T18">).</text:span></text:p>
          </table:table-cell>
        </table:table-row>
        <table:table-row>
          <table:table-cell table:style-name="Tabelle5.A3" office:value-type="string">
            <text:p text:style-name="P45">void <text:span text:style-name="T2">dreheZu</text:span>(</text:p>
            <text:p text:style-name="P45"><text:s text:c="3"/>double px, double py)</text:p>
          </table:table-cell>
          <table:table-cell table:style-name="Tabelle5.B3" office:value-type="string">
            <text:p text:style-name="P46">Setzt die Richtung, so dass der Sprite sich in Richtung des Punktes px / py bewegt.</text:p>
          </table:table-cell>
        </table:table-row>
        <table:table-row>
          <table:table-cell table:style-name="Tabelle5.A3" office:value-type="string">
            <text:p text:style-name="P42">void <text:span text:style-name="T2">bewege</text:span>()</text:p>
          </table:table-cell>
          <table:table-cell table:style-name="Tabelle5.B3" office:value-type="string">
            <text:p text:style-name="P49">Ändert die Position um „<text:span text:style-name="T32">S</text:span>peed“ in „<text:span text:style-name="T32">R</text:span>ichtung“.</text:p>
          </table:table-cell>
        </table:table-row>
        <table:table-row>
          <table:table-cell table:style-name="Tabelle5.A3" office:value-type="string">
            <text:p text:style-name="P41">void <text:span text:style-name="T2">draw</text:span><text:span text:style-name="T25">(GameWindow pwin)</text:span></text:p>
          </table:table-cell>
          <table:table-cell table:style-name="Tabelle5.B3" office:value-type="string">
            <text:p text:style-name="P47">Zeichnet <text:span text:style-name="T25">das Bild des Sprites an der aktuellen Position x / y </text:span>auf das GameWindow <text:span text:style-name="T25">pwin.</text:span></text:p>
          </table:table-cell>
        </table:table-row>
      </table:table>
      <text:p text:style-name="P37"/>
      <text:p text:style-name="P51">Aufgabe</text:p>
      <text:p text:style-name="P21"/>
      <text:p text:style-name="P24">Nutze für die Aufgaben die <text:span text:style-name="T26">bereitgestellte BlueJ-</text:span>Vorlage.</text:p>
      <text:p text:style-name="P21"/>
      <text:list xml:id="list3323519732" text:style-name="L1">
        <text:list-item text:start-value="1">
          <text:p text:style-name="P52"><text:span text:style-name="T26">Verändere die Methode</text:span> <text:span text:style-name="T2">aufgabe1()</text:span>:<text:line-break/><text:span text:style-name="T26">Die Methode zeichnet einen Farbverlauf von links nach rechts über das gesamte Fenster.<text:line-break/>Ändere den Quellcode, so dass er nicht mehr abhängig von der voreingestellten Breite und Höhe ist, sondern diese Daten vom GameWindow-Objekt abgefragt werden.</text:span><text:line-break/></text:p>
        </text:list-item>
        <text:list-item>
          <text:p text:style-name="P54">Implementiere die Methode <text:span text:style-name="T2">aufgabe</text:span><text:span text:style-name="T4">2</text:span><text:span text:style-name="T2">()</text:span>:<text:line-break/><text:span text:style-name="T26">Das Sprite-Objekt soll sich immer an der Stelle befinden, wo der Mauszeiger ist.<text:line-break/>Die Methode verwendet eine „Endlosschleife“, d.h. wiederholt sich solange, bis das Fenster geschlossen wird.</text:span></text:p>
        </text:list-item>
      </text:list>
      <text:p text:style-name="P22"/>
      <text:list xml:id="list204516838468653" text:continue-numbering="true" text:style-name="L1">
        <text:list-item>
          <text:p text:style-name="P53">Implementiere die Methode <text:span text:style-name="T2">aufgabe3()</text:span>:<text:line-break/><text:span text:style-name="T27">Der Sprite steht zu Beginn in der Mitte des Fensters.</text:span><text:line-break/><text:span text:style-name="T27">Er soll sich langsam bewegen, immer in Richtung des Mauszeigers.<text:line-break/>(Auch diese Methode verwendet eine Endlosschleife.)</text:span>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6"><draw:frame text:anchor-type="paragraph" draw:z-index="0" draw:name="Form1" draw:style-name="gr1" draw:text-style-name="P58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6">pothmann.de</text:span></text:a></text:p>
      <text:p text:style-name="P56">Freigegeben unter <text:a xlink:type="simple" xlink:href="https://creativecommons.org/licenses/by-nc-sa/4.0/" text:style-name="Internet_20_link" text:visited-style-name="Visited_20_Internet_20_Link">CC BY-NC-SA 4.0</text:a>, <text:span text:style-name="T31">März 2021</text:span></text:p>
      <text:p text:style-name="P56"/>
      <text:p text:style-name="P57"><text:span text:style-name="T5">Quellen: </text:span>Pacman-Grafik<text:span text:style-name="T30">en</text:span>: <text:a xlink:type="simple" xlink:href="https://strategywiki.org/wiki/Pac-Man/Getting_Started" text:style-name="Internet_20_link" text:visited-style-name="Visited_20_Internet_20_Link">strategywiki.org</text:a>, Freigegeben unter<text:span text:style-name="T30"> </text:span><text:a xlink:type="simple" xlink:href="https://creativecommons.org/licenses/by-sa/3.0/" text:style-name="Internet_20_link" text:visited-style-name="Visited_20_Internet_20_Link"><text:span text:style-name="T30">CC BY-SA 3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6bb09" officeooo:paragraph-rsid="01e6bb0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Get-Method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4T20:45:14.811000000</dc:date>
    <meta:editing-duration>P4DT11H31M17S</meta:editing-duration>
    <meta:editing-cycles>342</meta:editing-cycles>
    <meta:generator>LibreOffice/6.2.5.2$Windows_X86_64 LibreOffice_project/1ec314fa52f458adc18c4f025c545a4e8b22c159</meta:generator>
    <meta:document-statistic meta:table-count="5" meta:image-count="0" meta:object-count="0" meta:page-count="2" meta:paragraph-count="53" meta:word-count="409" meta:character-count="2774" meta:non-whitespace-character-count="2400"/>
  </office:meta>
</office:document-meta>
</file>